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4866in"/>
        </style:tab-stops>
      </style:paragraph-properties>
      <style:text-properties style:font-name="Liberation Serif" fo:font-size="18pt" officeooo:paragraph-rsid="00135618" style:font-size-asian="18pt" style:font-size-complex="18pt"/>
    </style:style>
    <style:style style:name="P2" style:family="paragraph" style:parent-style-name="Standard" style:list-style-name="L1">
      <style:paragraph-properties>
        <style:tab-stops>
          <style:tab-stop style:position="1.4866in"/>
        </style:tab-stops>
      </style:paragraph-properties>
      <style:text-properties style:font-name="Liberation Serif" fo:font-size="18pt" officeooo:paragraph-rsid="00135618" style:font-size-asian="18pt" style:font-size-complex="18pt"/>
    </style:style>
    <style:style style:name="P3" style:family="paragraph" style:parent-style-name="Standard" style:list-style-name="L1">
      <style:paragraph-properties>
        <style:tab-stops>
          <style:tab-stop style:position="1.4866in"/>
        </style:tab-stops>
      </style:paragraph-properties>
      <style:text-properties style:font-name="Liberation Serif" fo:font-size="18pt" officeooo:rsid="00135618" officeooo:paragraph-rsid="00135618" style:font-size-asian="18pt" style:font-size-complex="18pt"/>
    </style:style>
    <style:style style:name="P4" style:family="paragraph" style:parent-style-name="Standard" style:list-style-name="L1">
      <style:paragraph-properties>
        <style:tab-stops>
          <style:tab-stop style:position="1.4866in"/>
        </style:tab-stops>
      </style:paragraph-properties>
      <style:text-properties style:font-name="Liberation Serif" fo:font-size="13pt" officeooo:rsid="00135618" officeooo:paragraph-rsid="00135618" style:font-size-asian="11.3500003814697pt" style:font-size-complex="13pt"/>
    </style:style>
    <style:style style:name="P5" style:family="paragraph" style:parent-style-name="Standard" style:list-style-name="L1">
      <style:paragraph-properties>
        <style:tab-stops>
          <style:tab-stop style:position="1.4866in"/>
        </style:tab-stops>
      </style:paragraph-properties>
      <style:text-properties style:font-name="Liberation Serif" fo:font-size="13pt" officeooo:rsid="0015486f" officeooo:paragraph-rsid="0015486f" style:font-size-asian="11.3500003814697pt" style:font-size-complex="13pt"/>
    </style:style>
    <style:style style:name="P6" style:family="paragraph" style:parent-style-name="Standard" style:list-style-name="L1">
      <style:paragraph-properties>
        <style:tab-stops>
          <style:tab-stop style:position="1.4866in"/>
        </style:tab-stops>
      </style:paragraph-properties>
      <style:text-properties style:font-name="Liberation Serif" fo:font-size="13pt" officeooo:rsid="0015e4d2" officeooo:paragraph-rsid="0015e4d2" style:font-size-asian="11.3500003814697pt" style:font-size-complex="13pt"/>
    </style:style>
    <style:style style:name="T1" style:family="text">
      <style:text-properties officeooo:rsid="00135618"/>
    </style:style>
    <style:style style:name="T2" style:family="text">
      <style:text-properties officeooo:rsid="001358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riterien nach Crnkovic:</text:span></text:p>
      <text:p text:style-name="P1"/>
      <text:list xml:id="list2326900952" text:style-name="L1">
        <text:list-item>
          <text:p text:style-name="P3">Lifecycle:</text:p>
          <text:list>
            <text:list-item>
              <text:p text:style-name="P4">Modelling in Form von den Annotationen @start und @stop, die Implementation (das Interface zu unseren Komponenten)</text:p>
            </text:list-item>
            <text:list-item>
              <text:p text:style-name="P4">Implementation und Packaging in Form der JARs, welche Ausführbaren Code darbieten, aber auch ein Package stellt.</text:p>
            </text:list-item>
            <text:list-item>
              <text:p text:style-name="P4">Deployment wird angeboten, da wir die jeweilgen Komponenten <text:span text:style-name="T2">deployen und ausführen können.</text:span></text:p>
            </text:list-item>
          </text:list>
        </text:list-item>
        <text:list-item>
          <text:p text:style-name="P2"><text:span text:style-name="T1">Construction:</text:span></text:p>
          <text:list>
            <text:list-item>
              <text:p text:style-name="P5">Operation-Based Interfaces, da wir eine Operation erwarten mit unseren Annotationen.</text:p>
            </text:list-item>
            <text:list-item>
              <text:p text:style-name="P5">Vor allem eher Horizontale Bindings, wir erwarten immer ein Provided Interface </text:p>
            </text:list-item>
            <text:list-item>
              <text:p text:style-name="P5">in form der Annotationen.</text:p>
            </text:list-item>
            <text:list-item>
              <text:p text:style-name="P6">In der Kommunikation werden ausschließlich synchrone Benachrichtigungen ermöglicht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5:50:54.880172404</meta:creation-date>
    <dc:date>2022-04-25T16:31:43.721039347</dc:date>
    <meta:editing-duration>PT20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91" meta:character-count="643" meta:non-whitespace-character-count="570"/>
  </office:meta>
</office:document-meta>
</file>